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training_exi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bootstrapping">
            <text:p>bootstrapping</text:p>
          </table:table-cell>
          <table:table-cell table:style-name="pd1" office:value-type="string" office:string-value="train_size">
            <text:p>train_size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RMSE">
            <text:p>TrainRMSE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1999">
            <text:p>1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normal', 10, 1)">
            <text:p>('normal', 10, 1)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True, 1)">
            <text:p>(True, 1)</text:p>
          </table:table-cell>
          <table:table-cell office:value-type="string" office:string-value="(1, False, 1, None)">
            <text:p>(1, False, 1, Non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3603310262564624">
            <text:p>0.003603310262564624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8165">
            <text:p>0.8165</text:p>
          </table:table-cell>
          <table:table-cell office:value-type="float" office:value="10.620915032679738">
            <text:p>10.62091503267973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999">
            <text:p>1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uniform', -5, 10)">
            <text:p>('uniform', -5, 10)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True, 1)">
            <text:p>(True, 1)</text:p>
          </table:table-cell>
          <table:table-cell office:value-type="string" office:string-value="(1, False, 1, None)">
            <text:p>(1, False, 1, None)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0011937131614811912">
            <text:p>0.0011937131614811912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8675">
            <text:p>0.8675</text:p>
          </table:table-cell>
          <table:table-cell office:value-type="float" office:value="14.338842975206612">
            <text:p>14.33884297520661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999">
            <text:p>1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halton', None, None)">
            <text:p>('halton', None, None)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True, 1)">
            <text:p>(True, 1)</text:p>
          </table:table-cell>
          <table:table-cell office:value-type="string" office:string-value="(1, False, 1, None)">
            <text:p>(1, False, 1, None)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006161755852287966">
            <text:p>0.0006161755852287966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8355">
            <text:p>0.8355</text:p>
          </table:table-cell>
          <table:table-cell office:value-type="float" office:value="11.4">
            <text:p>11.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999">
            <text:p>1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True, 1)">
            <text:p>(True, 1)</text:p>
          </table:table-cell>
          <table:table-cell office:value-type="string" office:string-value="(1, False, 1, None)">
            <text:p>(1, False, 1, None)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004420695939732511">
            <text:p>0.0004420695939732511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849">
            <text:p>0.849</text:p>
          </table:table-cell>
          <table:table-cell office:value-type="float" office:value="13.077519379844961">
            <text:p>13.077519379844961</text:p>
          </table:table-cell>
        </table:table-row>
      </table:table>
      <table:table table:name="model_data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bootstrapping">
            <text:p>bootstrapping</text:p>
          </table:table-cell>
          <table:table-cell table:style-name="pd1" office:value-type="string" office:string-value="train_size">
            <text:p>train_size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RMSE">
            <text:p>TrainRMSE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  <table:table-cell table:style-name="pd1" office:value-type="string" office:string-value="c">
            <text:p>c</text:p>
          </table:table-cell>
          <table:table-cell table:style-name="pd1" office:value-type="string" office:string-value="Minimum">
            <text:p>Minimum</text:p>
          </table:table-cell>
          <table:table-cell table:style-name="pd1" office:value-type="string" office:string-value="Point">
            <text:p>Point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1999">
            <text:p>1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normal', 10, 1)">
            <text:p>('normal', 10, 1)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True, 1)">
            <text:p>(True, 1)</text:p>
          </table:table-cell>
          <table:table-cell office:value-type="string" office:string-value="(1, False, 1, None)">
            <text:p>(1, False, 1, None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3603310262564624">
            <text:p>0.003603310262564624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8165">
            <text:p>0.8165</text:p>
          </table:table-cell>
          <table:table-cell office:value-type="float" office:value="10.620915032679738">
            <text:p>10.620915032679738</text:p>
          </table:table-cell>
          <table:table-cell office:value-type="string" office:string-value="1">
            <text:p>1</text:p>
          </table:table-cell>
          <table:table-cell office:value-type="float" office:value="0.003603310262564624">
            <text:p>0.003603310262564624</text:p>
          </table:table-cell>
          <table:table-cell office:value-type="string" office:string-value="[[1.00112239 0.99973763 0.9994237  0.99865545 0.99615376 0.99411602&#10;  0.9897903  0.98035855 0.96011488 0.92204855]]">
            <text:p>[[1.00112239 0.99973763 0.9994237  0.99865545 0.99615376 0.99411602
  0.9897903  0.98035855 0.96011488 0.92204855]]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999">
            <text:p>1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uniform', -5, 10)">
            <text:p>('uniform', -5, 10)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True, 1)">
            <text:p>(True, 1)</text:p>
          </table:table-cell>
          <table:table-cell office:value-type="string" office:string-value="(1, False, 1, None)">
            <text:p>(1, False, 1, None)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0011937131614811912">
            <text:p>0.0011937131614811912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8675">
            <text:p>0.8675</text:p>
          </table:table-cell>
          <table:table-cell office:value-type="float" office:value="14.338842975206612">
            <text:p>14.338842975206612</text:p>
          </table:table-cell>
          <table:table-cell office:value-type="string" office:string-value="1">
            <text:p>1</text:p>
          </table:table-cell>
          <table:table-cell office:value-type="float" office:value="0.0011937131614811912">
            <text:p>0.0011937131614811912</text:p>
          </table:table-cell>
          <table:table-cell office:value-type="string" office:string-value="[[0.99875329 0.9990893  0.99870602 0.99857903 0.99910399 0.9983704&#10;  0.99699379 0.99392684 0.98825106 0.97527469]]">
            <text:p>[[0.99875329 0.9990893  0.99870602 0.99857903 0.99910399 0.9983704
  0.99699379 0.99392684 0.98825106 0.97527469]]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999">
            <text:p>1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halton', None, None)">
            <text:p>('halton', None, None)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True, 1)">
            <text:p>(True, 1)</text:p>
          </table:table-cell>
          <table:table-cell office:value-type="string" office:string-value="(1, False, 1, None)">
            <text:p>(1, False, 1, None)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006161755852287966">
            <text:p>0.0006161755852287966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8355">
            <text:p>0.8355</text:p>
          </table:table-cell>
          <table:table-cell office:value-type="float" office:value="11.4">
            <text:p>11.4</text:p>
          </table:table-cell>
          <table:table-cell office:value-type="string" office:string-value="1">
            <text:p>1</text:p>
          </table:table-cell>
          <table:table-cell office:value-type="float" office:value="0.0006161755852287966">
            <text:p>0.0006161755852287966</text:p>
          </table:table-cell>
          <table:table-cell office:value-type="string" office:string-value="[[0.99990532 0.99974244 0.9995036  0.99975973 0.99959956 1.00001371&#10;  0.99979577 0.99863897 0.99557024 0.99025631]]">
            <text:p>[[0.99990532 0.99974244 0.9995036  0.99975973 0.99959956 1.00001371
  0.99979577 0.99863897 0.99557024 0.99025631]]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999">
            <text:p>1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True, 1)">
            <text:p>(True, 1)</text:p>
          </table:table-cell>
          <table:table-cell office:value-type="string" office:string-value="(1, False, 1, None)">
            <text:p>(1, False, 1, None)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004420695939732511">
            <text:p>0.0004420695939732511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849">
            <text:p>0.849</text:p>
          </table:table-cell>
          <table:table-cell office:value-type="float" office:value="13.077519379844961">
            <text:p>13.077519379844961</text:p>
          </table:table-cell>
          <table:table-cell office:value-type="string" office:string-value="1">
            <text:p>1</text:p>
          </table:table-cell>
          <table:table-cell office:value-type="float" office:value="0.0004420695939732511">
            <text:p>0.0004420695939732511</text:p>
          </table:table-cell>
          <table:table-cell office:value-type="string" office:string-value="[[1.00010475 0.99983937 1.00056374 0.99992553 1.00069789 1.00139729&#10;  1.00238149 1.00455818 1.00900028 1.01806964]]">
            <text:p>[[1.00010475 0.99983937 1.00056374 0.99992553 1.00069789 1.00139729
  1.00238149 1.00455818 1.00900028 1.01806964]]</text:p>
          </table:table-cell>
        </table:table-row>
      </table:table>
      <table:table table:name="model_data_mea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bootstrapping_">
            <text:p>bootstrapping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halton', None, None)">
            <text:p>('halton', None, None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(True, 1)">
            <text:p>(True, 1)</text:p>
          </table:table-cell>
          <table:table-cell office:value-type="string" office:string-value="1">
            <text:p>1</text:p>
          </table:table-cell>
          <table:table-cell office:value-type="float" office:value="0.0006161755852287966">
            <text:p>0.0006161755852287966</text:p>
          </table:table-cell>
          <table:table-cell office:value-type="float" office:value="1">
            <text:p>1</text:p>
          </table:table-cell>
          <table:table-cell office:value-type="float" office:value="0.0006161755852287966">
            <text:p>0.0006161755852287966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(True, 1)">
            <text:p>(True, 1)</text:p>
          </table:table-cell>
          <table:table-cell office:value-type="string" office:string-value="1">
            <text:p>1</text:p>
          </table:table-cell>
          <table:table-cell office:value-type="float" office:value="0.0004420695939732511">
            <text:p>0.0004420695939732511</text:p>
          </table:table-cell>
          <table:table-cell office:value-type="float" office:value="1">
            <text:p>1</text:p>
          </table:table-cell>
          <table:table-cell office:value-type="float" office:value="0.0004420695939732511">
            <text:p>0.000442069593973251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normal', 10, 1)">
            <text:p>('normal', 10, 1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(True, 1)">
            <text:p>(True, 1)</text:p>
          </table:table-cell>
          <table:table-cell office:value-type="string" office:string-value="1">
            <text:p>1</text:p>
          </table:table-cell>
          <table:table-cell office:value-type="float" office:value="0.003603310262564624">
            <text:p>0.003603310262564624</text:p>
          </table:table-cell>
          <table:table-cell office:value-type="float" office:value="1">
            <text:p>1</text:p>
          </table:table-cell>
          <table:table-cell office:value-type="float" office:value="0.003603310262564624">
            <text:p>0.003603310262564624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uniform', -5, 10)">
            <text:p>('uniform', -5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(True, 1)">
            <text:p>(True, 1)</text:p>
          </table:table-cell>
          <table:table-cell office:value-type="string" office:string-value="1">
            <text:p>1</text:p>
          </table:table-cell>
          <table:table-cell office:value-type="float" office:value="0.0011937131614811912">
            <text:p>0.0011937131614811912</text:p>
          </table:table-cell>
          <table:table-cell office:value-type="float" office:value="1">
            <text:p>1</text:p>
          </table:table-cell>
          <table:table-cell office:value-type="float" office:value="0.0011937131614811912">
            <text:p>0.0011937131614811912</text:p>
          </table:table-cell>
        </table:table-row>
      </table:table>
      <table:table table:name="model_data_mean_mi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bootstrapping_">
            <text:p>bootstrapping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(True, 1)">
            <text:p>(True, 1)</text:p>
          </table:table-cell>
          <table:table-cell office:value-type="string" office:string-value="1">
            <text:p>1</text:p>
          </table:table-cell>
          <table:table-cell office:value-type="float" office:value="0.0004420695939732511">
            <text:p>0.0004420695939732511</text:p>
          </table:table-cell>
          <table:table-cell office:value-type="float" office:value="1">
            <text:p>1</text:p>
          </table:table-cell>
          <table:table-cell office:value-type="float" office:value="0.0004420695939732511">
            <text:p>0.0004420695939732511</text:p>
          </table:table-cell>
        </table:table-row>
      </table:table>
      <table:table table:name="refine_coun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ClusterCount">
            <text:p>ClusterCount</text:p>
          </table:table-cell>
          <table:table-cell table:style-name="pd1" office:value-type="string" office:string-value="LocalCount">
            <text:p>LocalCount</text:p>
          </table:table-cell>
          <table:table-cell table:style-name="pd1" office:value-type="string" office:string-value="n_SVD_Count">
            <text:p>n_SVD_Count</text:p>
          </table:table-cell>
          <table:table-cell table:style-name="pd1" office:value-type="string" office:string-value="scalar_SVD_Count">
            <text:p>scalar_SVD_Count</text:p>
          </table:table-cell>
          <table:table-cell table:style-name="pd1" office:value-type="string" office:string-value="exp_SVD_Count">
            <text:p>exp_SVD_Count</text:p>
          </table:table-cell>
        </table:table-row>
        <table:table-row>
          <table:table-cell table:style-name="pd1" office:value-type="float" office:value="0">
            <text:p/>
          </table:table-cell>
          <table:table-cell table:style-name="pd1"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table:style-name="pd1"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table:style-name="pd1"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table:style-name="pd1"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test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bootstrapping_">
            <text:p>bootstrapping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Run_">
            <text:p>Run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halton', None, None)">
            <text:p>('halton', None, None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(True, 1)">
            <text:p>(True, 1)</text:p>
          </table:table-cell>
          <table:table-cell office:value-type="string" office:string-value="1">
            <text:p>1</text:p>
          </table:table-cell>
          <table:table-cell office:value-type="float" office:value="2">
            <text:p>2</text:p>
          </table:table-cell>
          <table:table-cell office:value-type="float" office:value="0.0006161755852287966">
            <text:p>0.0006161755852287966</text:p>
          </table:table-cell>
          <table:table-cell office:value-type="float" office:value="1">
            <text:p>1</text:p>
          </table:table-cell>
          <table:table-cell office:value-type="float" office:value="0.0006161755852287966">
            <text:p>0.0006161755852287966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(True, 1)">
            <text:p>(True, 1)</text:p>
          </table:table-cell>
          <table:table-cell office:value-type="string" office:string-value="1">
            <text:p>1</text:p>
          </table:table-cell>
          <table:table-cell office:value-type="float" office:value="3">
            <text:p>3</text:p>
          </table:table-cell>
          <table:table-cell office:value-type="float" office:value="0.0004420695939732511">
            <text:p>0.0004420695939732511</text:p>
          </table:table-cell>
          <table:table-cell office:value-type="float" office:value="1">
            <text:p>1</text:p>
          </table:table-cell>
          <table:table-cell office:value-type="float" office:value="0.0004420695939732511">
            <text:p>0.000442069593973251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normal', 10, 1)">
            <text:p>('normal', 10, 1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(True, 1)">
            <text:p>(True, 1)</text:p>
          </table:table-cell>
          <table:table-cell office:value-type="string" office:string-value="1">
            <text:p>1</text:p>
          </table:table-cell>
          <table:table-cell office:value-type="float" office:value="0">
            <text:p/>
          </table:table-cell>
          <table:table-cell office:value-type="float" office:value="0.003603310262564624">
            <text:p>0.003603310262564624</text:p>
          </table:table-cell>
          <table:table-cell office:value-type="float" office:value="1">
            <text:p>1</text:p>
          </table:table-cell>
          <table:table-cell office:value-type="float" office:value="0.003603310262564624">
            <text:p>0.003603310262564624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uniform', -5, 10)">
            <text:p>('uniform', -5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(True, 1)">
            <text:p>(True, 1)</text:p>
          </table:table-cell>
          <table:table-cell office:value-type="string" office:string-value="1">
            <text:p>1</text:p>
          </table:table-cell>
          <table:table-cell office:value-type="float" office:value="1">
            <text:p>1</text:p>
          </table:table-cell>
          <table:table-cell office:value-type="float" office:value="0.0011937131614811912">
            <text:p>0.0011937131614811912</text:p>
          </table:table-cell>
          <table:table-cell office:value-type="float" office:value="1">
            <text:p>1</text:p>
          </table:table-cell>
          <table:table-cell office:value-type="float" office:value="0.0011937131614811912">
            <text:p>0.00119371316148119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